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nux Biolinum G" svg:font-family="Linux Biolinum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nux Biolinum G"/>
    </style:style>
    <style:style style:name="P2" style:parent-style-name="Standard" style:family="paragraph">
      <style:paragraph-properties fo:text-align="center"/>
      <style:text-properties style:font-name="Linux Biolinum G" fo:font-size="40pt" style:font-size-asian="40pt" style:font-size-complex="40pt"/>
    </style:style>
    <style:style style:name="P3" style:parent-style-name="Standard" style:family="paragraph">
      <style:paragraph-properties fo:text-align="center"/>
      <style:text-properties style:font-name="Linux Biolinum G" fo:font-size="40pt" style:font-size-asian="40pt" style:font-size-complex="40pt"/>
    </style:style>
    <style:style style:name="P4" style:parent-style-name="Standard" style:family="paragraph">
      <style:paragraph-properties fo:text-align="center"/>
      <style:text-properties style:font-name="Linux Biolinum G" fo:font-size="40pt" style:font-size-asian="40pt" style:font-size-complex="40pt"/>
    </style:style>
    <style:style style:name="P5" style:parent-style-name="Standard" style:family="paragraph">
      <style:paragraph-properties fo:text-align="center"/>
      <style:text-properties style:font-name="Linux Biolinum G" fo:font-size="40pt" style:font-size-asian="40pt" style:font-size-complex="40pt"/>
    </style:style>
    <style:style style:name="P6" style:parent-style-name="Standard" style:family="paragraph">
      <style:paragraph-properties fo:text-align="center"/>
      <style:text-properties style:font-name="Linux Biolinum G" fo:font-size="40pt" style:font-size-asian="40pt" style:font-size-complex="40pt"/>
    </style:style>
    <style:style style:name="P7" style:parent-style-name="Standard" style:family="paragraph">
      <style:paragraph-properties fo:text-align="center"/>
      <style:text-properties style:font-name="Linux Biolinum G" fo:font-size="40pt" style:font-size-asian="40pt" style:font-size-complex="40pt"/>
    </style:style>
    <style:style style:name="P8" style:parent-style-name="Standard" style:family="paragraph">
      <style:paragraph-properties fo:text-align="center"/>
      <style:text-properties style:font-name="Linux Biolinum G" fo:font-size="40pt" style:font-size-asian="40pt" style:font-size-complex="40pt"/>
    </style:style>
    <style:style style:name="P9" style:parent-style-name="Standard" style:family="paragraph">
      <style:paragraph-properties fo:text-align="center"/>
      <style:text-properties style:font-name="Linux Biolinum G" fo:font-size="40pt" style:font-size-asian="40pt" style:font-size-complex="40pt"/>
    </style:style>
    <style:style style:name="P10" style:parent-style-name="Standard" style:family="paragraph">
      <style:paragraph-properties fo:text-align="center"/>
      <style:text-properties style:font-name="Linux Biolinum G" fo:font-size="20pt" style:font-size-asian="20pt" style:font-size-complex="20pt"/>
    </style:style>
    <style:style style:name="P11" style:parent-style-name="Standard" style:family="paragraph">
      <style:paragraph-properties fo:text-align="center"/>
      <style:text-properties style:font-name="Linux Biolinum G" fo:font-size="20pt" style:font-size-asian="20pt" style:font-size-complex="20pt"/>
    </style:style>
    <style:style style:name="P12" style:parent-style-name="Standard" style:family="paragraph">
      <style:text-properties style:font-name="Linux Biolinum G" fo:font-size="16pt" style:font-size-asian="16pt" style:font-size-complex="16pt"/>
    </style:style>
    <style:style style:name="P13" style:parent-style-name="Standard" style:family="paragraph">
      <style:text-properties style:font-name="Linux Biolinum G" fo:font-size="16pt" style:font-size-asian="16pt" style:font-size-complex="16pt"/>
    </style:style>
    <style:style style:name="P14" style:parent-style-name="Standard" style:family="paragraph">
      <style:text-properties style:font-name="Linux Biolinum G" fo:font-size="16pt" style:font-size-asian="16pt" style:font-size-complex="16pt"/>
    </style:style>
    <style:style style:name="P15" style:parent-style-name="Standard" style:family="paragraph">
      <style:text-properties style:font-name="Linux Biolinum G" fo:font-size="16pt" style:font-size-asian="16pt" style:font-size-complex="16pt"/>
    </style:style>
    <style:style style:name="P16" style:parent-style-name="Standard" style:family="paragraph">
      <style:text-properties style:font-name="Linux Biolinum G" fo:font-size="16pt" style:font-size-asian="16pt" style:font-size-complex="16pt"/>
    </style:style>
    <style:style style:name="P17" style:parent-style-name="Standard" style:family="paragraph">
      <style:text-properties style:font-name="Linux Biolinum G" fo:font-size="16pt" style:font-size-asian="16pt" style:font-size-complex="16pt"/>
    </style:style>
    <style:style style:name="P18" style:parent-style-name="Standard" style:family="paragraph">
      <style:text-properties style:font-name="Linux Biolinum G" fo:font-size="16pt" style:font-size-asian="16pt" style:font-size-complex="16pt"/>
    </style:style>
    <style:style style:name="P19" style:parent-style-name="Standard" style:family="paragraph">
      <style:text-properties style:font-name="Linux Biolinum G" fo:font-size="16pt" style:font-size-asian="16pt" style:font-size-complex="16pt"/>
    </style:style>
    <style:style style:name="P20" style:parent-style-name="Standard" style:family="paragraph">
      <style:text-properties style:font-name="Linux Biolinum G" fo:font-size="16pt" style:font-size-asian="16pt" style:font-size-complex="16pt"/>
    </style:style>
    <style:style style:name="P21" style:parent-style-name="Standard" style:family="paragraph">
      <style:text-properties style:font-name="Linux Biolinum G" fo:font-size="16pt" style:font-size-asian="16pt" style:font-size-complex="16pt"/>
    </style:style>
    <style:style style:name="P22" style:parent-style-name="Standard" style:family="paragraph">
      <style:text-properties style:font-name="Linux Biolinum G" fo:font-size="16pt" style:font-size-asian="16pt" style:font-size-complex="16pt"/>
    </style:style>
    <style:style style:name="P23" style:parent-style-name="Standard" style:family="paragraph">
      <style:text-properties style:font-name="Linux Biolinum G"/>
    </style:style>
    <style:style style:name="P24" style:parent-style-name="Standard" style:family="paragraph">
      <style:paragraph-properties fo:text-align="center"/>
      <style:text-properties style:font-name="Linux Biolinum G" fo:font-size="16pt" style:font-size-asian="16pt" style:font-size-complex="16pt"/>
    </style:style>
    <style:style style:name="P25" style:parent-style-name="Standard" style:family="paragraph">
      <style:paragraph-properties fo:text-align="center"/>
      <style:text-properties style:font-name="Linux Biolinum G" fo:font-size="16pt" style:font-size-asian="16pt" style:font-size-complex="16pt"/>
    </style:style>
    <style:style style:name="P26" style:parent-style-name="Standard" style:family="paragraph">
      <style:text-properties style:font-name="Linux Biolinum G"/>
    </style:style>
    <style:style style:name="P27" style:parent-style-name="Standard" style:family="paragraph">
      <style:text-properties style:font-name="Linux Biolinum G"/>
    </style:style>
    <style:style style:name="P28" style:parent-style-name="Standard" style:family="paragraph">
      <style:text-properties style:font-name="Linux Biolinum G"/>
    </style:style>
    <style:style style:name="P29" style:parent-style-name="Standard" style:family="paragraph">
      <style:text-properties style:font-name="Linux Biolinum G"/>
    </style:style>
    <style:style style:name="P30" style:parent-style-name="Standard" style:family="paragraph">
      <style:text-properties style:font-name="Linux Biolinum G"/>
    </style:style>
    <style:style style:name="P31" style:parent-style-name="Standard" style:family="paragraph">
      <style:text-properties style:font-name="Linux Biolinum G"/>
    </style:style>
    <style:style style:name="P32" style:parent-style-name="Standard" style:family="paragraph">
      <style:text-properties style:font-name="Linux Biolinum G" fo:color="#5983B0"/>
    </style:style>
    <style:style style:name="P33" style:parent-style-name="Standard" style:family="paragraph">
      <style:text-properties style:font-name="Linux Biolinum G" fo:color="#5983B0"/>
    </style:style>
    <style:style style:name="P34" style:parent-style-name="Standard" style:family="paragraph">
      <style:text-properties style:font-name="Linux Biolinum G" fo:color="#5983B0"/>
    </style:style>
    <style:style style:name="P35" style:parent-style-name="Standard" style:family="paragraph">
      <style:text-properties style:font-name="Linux Biolinum G" fo:color="#5983B0"/>
    </style:style>
    <style:style style:name="P36" style:parent-style-name="Standard" style:family="paragraph">
      <style:text-properties style:font-name="Linux Biolinum G" fo:color="#5983B0"/>
    </style:style>
    <style:style style:name="P37" style:parent-style-name="Standard" style:family="paragraph">
      <style:text-properties style:font-name="Linux Biolinum G" fo:color="#000000"/>
    </style:style>
    <style:style style:name="P38" style:parent-style-name="Standard" style:family="paragraph">
      <style:text-properties style:font-name="Linux Biolinum G" fo:color="#5983B0"/>
    </style:style>
    <style:style style:name="T39" style:parent-style-name="Fuentedepárrafopredeter." style:family="text">
      <style:text-properties style:font-name="Linux Biolinum G" fo:color="#5983B0"/>
    </style:style>
    <style:style style:name="T40" style:parent-style-name="Fuentedepárrafopredeter." style:family="text">
      <style:text-properties style:font-name="Linux Biolinum G" fo:color="#5983B0" fo:language="en" fo:country="US"/>
    </style:style>
    <style:style style:name="P41" style:parent-style-name="Standard" style:family="paragraph">
      <style:text-properties style:font-name="Linux Biolinum G" fo:color="#5983B0" fo:language="en" fo:country="US"/>
    </style:style>
    <style:style style:name="P42" style:parent-style-name="Standard" style:family="paragraph">
      <style:text-properties style:font-name="Linux Biolinum G" fo:color="#5983B0" fo:language="en" fo:country="US"/>
    </style:style>
    <style:style style:name="P43" style:parent-style-name="Standard" style:family="paragraph">
      <style:text-properties style:font-name="Linux Biolinum G" fo:color="#000000"/>
    </style:style>
    <style:style style:name="P44" style:parent-style-name="Standard" style:family="paragraph">
      <style:text-properties style:font-name="Linux Biolinum G" fo:color="#5983B0"/>
    </style:style>
    <style:style style:name="T45" style:parent-style-name="Fuentedepárrafopredeter." style:family="text">
      <style:text-properties style:font-name="Linux Biolinum G" fo:color="#000000"/>
    </style:style>
    <style:style style:name="T46" style:parent-style-name="Fuentedepárrafopredeter." style:family="text">
      <style:text-properties style:font-name="Linux Biolinum G" fo:color="#5983B0"/>
    </style:style>
    <style:style style:name="T47" style:parent-style-name="Fuentedepárrafopredeter." style:family="text">
      <style:text-properties style:font-name="Linux Biolinum G" fo:color="#5983B0"/>
    </style:style>
    <style:style style:name="P48" style:parent-style-name="Standard" style:family="paragraph">
      <style:text-properties style:font-name="Linux Biolinum G"/>
    </style:style>
    <style:style style:name="P49" style:parent-style-name="Standard" style:family="paragraph">
      <style:text-properties style:font-name="Linux Biolinum G"/>
    </style:style>
    <style:style style:name="P50" style:parent-style-name="Standard" style:family="paragraph">
      <style:text-properties style:font-name="Linux Biolinum G"/>
    </style:style>
    <style:style style:name="P51" style:parent-style-name="Standard" style:family="paragraph">
      <style:text-properties style:font-name="Linux Biolinum G" fo:color="#5983B0"/>
    </style:style>
    <style:style style:name="P52" style:parent-style-name="Standard" style:family="paragraph">
      <style:text-properties style:font-name="Linux Biolinum G" fo:color="#5983B0"/>
    </style:style>
    <style:style style:name="P53" style:parent-style-name="Standard" style:family="paragraph">
      <style:text-properties style:font-name="Linux Biolinum G" fo:color="#5983B0"/>
    </style:style>
    <style:style style:name="P54" style:parent-style-name="Standard" style:family="paragraph">
      <style:text-properties style:font-name="Linux Biolinum G" fo:color="#5983B0"/>
    </style:style>
    <style:style style:name="P55" style:parent-style-name="Standard" style:family="paragraph">
      <style:text-properties style:font-name="Linux Biolinum G" fo:color="#5983B0"/>
    </style:style>
    <style:style style:name="P56" style:parent-style-name="Standard" style:family="paragraph">
      <style:text-properties style:font-name="Linux Biolinum G" fo:color="#5983B0"/>
    </style:style>
    <style:style style:name="P57" style:parent-style-name="Standard" style:family="paragraph">
      <style:text-properties style:font-name="Linux Biolinum G" fo:color="#5983B0"/>
    </style:style>
    <style:style style:name="P58" style:parent-style-name="Standard" style:family="paragraph">
      <style:text-properties style:font-name="Linux Biolinum G" fo:color="#5983B0"/>
    </style:style>
    <style:style style:name="P59" style:parent-style-name="Standard" style:family="paragraph">
      <style:text-properties style:font-name="Linux Biolinum G" fo:color="#5983B0"/>
    </style:style>
    <style:style style:name="P60" style:parent-style-name="Standard" style:family="paragraph">
      <style:text-properties style:font-name="Linux Biolinum G" fo:color="#5983B0"/>
    </style:style>
    <style:style style:name="P61" style:parent-style-name="Standard" style:family="paragraph">
      <style:text-properties style:font-name="Linux Biolinum G"/>
    </style:style>
    <style:style style:name="P62" style:parent-style-name="Standard" style:family="paragraph">
      <style:text-properties style:font-name="Linux Biolinum G" fo:color="#5983B0"/>
    </style:style>
    <style:style style:name="T63" style:parent-style-name="Fuentedepárrafopredeter." style:family="text">
      <style:text-properties style:font-name="Linux Biolinum G" fo:color="#5983B0"/>
    </style:style>
    <style:style style:name="T64" style:parent-style-name="Fuentedepárrafopredeter." style:family="text">
      <style:text-properties style:font-name="Linux Biolinum G" fo:color="#5983B0" fo:language="en" fo:country="US"/>
    </style:style>
    <style:style style:name="P65" style:parent-style-name="Standard" style:family="paragraph">
      <style:text-properties style:font-name="Linux Biolinum G" fo:color="#5983B0" fo:language="en" fo:country="US"/>
    </style:style>
    <style:style style:name="P66" style:parent-style-name="Standard" style:family="paragraph">
      <style:text-properties style:font-name="Linux Biolinum G" fo:color="#5983B0" fo:language="en" fo:country="US"/>
    </style:style>
    <style:style style:name="T67" style:parent-style-name="Fuentedepárrafopredeter." style:family="text">
      <style:text-properties style:font-name="Linux Biolinum G" fo:color="#5983B0" fo:language="en" fo:country="US"/>
    </style:style>
    <style:style style:name="T68" style:parent-style-name="Fuentedepárrafopredeter." style:family="text">
      <style:text-properties style:font-name="Linux Biolinum G" fo:color="#5983B0"/>
    </style:style>
    <style:style style:name="P69" style:parent-style-name="Standard" style:family="paragraph">
      <style:text-properties style:font-name="Linux Biolinum G" fo:color="#5983B0"/>
    </style:style>
    <style:style style:name="P70" style:parent-style-name="Standard" style:family="paragraph">
      <style:text-properties style:font-name="Linux Biolinum G" fo:color="#5983B0"/>
    </style:style>
    <style:style style:name="P71" style:parent-style-name="Standard" style:family="paragraph">
      <style:text-properties style:font-name="Linux Biolinum G" fo:color="#5983B0"/>
    </style:style>
    <style:style style:name="P72" style:parent-style-name="Standard" style:family="paragraph">
      <style:text-properties style:font-name="Linux Biolinum G" fo:color="#5983B0"/>
    </style:style>
    <style:style style:name="P73" style:parent-style-name="Standard" style:family="paragraph">
      <style:text-properties style:font-name="Linux Biolinum G" fo:color="#5983B0"/>
    </style:style>
    <style:style style:name="P74" style:parent-style-name="Standard" style:family="paragraph">
      <style:text-properties style:font-name="Linux Biolinum G" fo:color="#5983B0"/>
    </style:style>
    <style:style style:name="P75" style:parent-style-name="Standard" style:family="paragraph">
      <style:text-properties style:font-name="Linux Biolinum G"/>
    </style:style>
    <style:style style:name="P76" style:parent-style-name="Standard" style:family="paragraph">
      <style:text-properties style:font-name="Linux Biolinum G"/>
    </style:style>
    <style:style style:name="P77" style:parent-style-name="Standard" style:family="paragraph">
      <style:text-properties style:font-name="Linux Biolinum G"/>
    </style:style>
    <style:style style:name="P78" style:parent-style-name="Standard" style:family="paragraph">
      <style:text-properties style:font-name="Linux Biolinum G"/>
    </style:style>
    <style:style style:name="P79" style:parent-style-name="Standard" style:family="paragraph">
      <style:text-properties style:font-name="Linux Biolinum G"/>
    </style:style>
    <style:style style:name="P80" style:parent-style-name="Standard" style:family="paragraph">
      <style:text-properties style:font-name="Linux Biolinum G" fo:color="#5983B0"/>
    </style:style>
    <style:style style:name="P81" style:parent-style-name="Standard" style:family="paragraph">
      <style:text-properties style:font-name="Linux Biolinum G" fo:color="#5983B0"/>
    </style:style>
    <style:style style:name="P82" style:parent-style-name="Standard" style:family="paragraph">
      <style:text-properties style:font-name="Linux Biolinum G" fo:color="#5983B0"/>
    </style:style>
    <style:style style:name="P83" style:parent-style-name="Standard" style:family="paragraph">
      <style:text-properties style:font-name="Linux Biolinum G" fo:color="#5983B0"/>
    </style:style>
    <style:style style:name="P84" style:parent-style-name="Standard" style:family="paragraph">
      <style:text-properties style:font-name="Linux Biolinum G" fo:color="#5983B0"/>
    </style:style>
    <style:style style:name="P85" style:parent-style-name="Standard" style:family="paragraph">
      <style:text-properties style:font-name="Linux Biolinum G" fo:color="#000000"/>
    </style:style>
    <style:style style:name="P86" style:parent-style-name="Standard" style:family="paragraph">
      <style:text-properties style:font-name="Linux Biolinum G" fo:color="#000000"/>
    </style:style>
    <style:style style:name="P87" style:parent-style-name="Standard" style:family="paragraph">
      <style:text-properties style:font-name="Linux Biolinum G" fo:color="#5983B0"/>
    </style:style>
    <style:style style:name="P88" style:parent-style-name="Standard" style:family="paragraph">
      <style:text-properties style:font-name="Linux Biolinum G" fo:color="#5983B0"/>
    </style:style>
    <style:style style:name="P89" style:parent-style-name="Standard" style:family="paragraph">
      <style:text-properties style:font-name="Linux Biolinum G" fo:color="#5983B0"/>
    </style:style>
    <style:style style:name="P90" style:parent-style-name="Standard" style:family="paragraph">
      <style:text-properties style:font-name="Linux Biolinum G" fo:color="#5983B0"/>
    </style:style>
    <style:style style:name="P91" style:parent-style-name="Standard" style:family="paragraph">
      <style:text-properties style:font-name="Linux Biolinum G" fo:color="#5983B0"/>
    </style:style>
    <style:style style:name="P92" style:parent-style-name="Standard" style:family="paragraph">
      <style:text-properties style:font-name="Linux Biolinum G" fo:color="#5983B0"/>
    </style:style>
    <style:style style:name="P93" style:parent-style-name="Standard" style:family="paragraph">
      <style:text-properties style:font-name="Linux Biolinum G" fo:color="#5983B0"/>
    </style:style>
    <style:style style:name="P94" style:parent-style-name="Standard" style:family="paragraph">
      <style:text-properties style:font-name="Linux Biolinum G" fo:color="#5983B0"/>
    </style:style>
    <style:style style:name="P95" style:parent-style-name="Standard" style:family="paragraph">
      <style:text-properties style:font-name="Linux Biolinum G" fo:color="#5983B0"/>
    </style:style>
    <style:style style:name="P96" style:parent-style-name="Standard" style:family="paragraph">
      <style:text-properties style:font-name="Linux Biolinum G" fo:color="#5983B0"/>
    </style:style>
    <style:style style:name="P97" style:parent-style-name="Standard" style:family="paragraph">
      <style:text-properties style:font-name="Linux Biolinum G" fo:color="#5983B0"/>
    </style:style>
    <style:style style:name="P98" style:parent-style-name="Standard" style:family="paragraph">
      <style:text-properties style:font-name="Linux Biolinum G" fo:color="#000000"/>
    </style:style>
    <style:style style:name="P99" style:parent-style-name="Standard" style:family="paragraph">
      <style:text-properties style:font-name="Linux Biolinum G" fo:color="#000000"/>
    </style:style>
    <style:style style:name="P100" style:parent-style-name="Standard" style:family="paragraph">
      <style:text-properties style:font-name="Linux Biolinum G" fo:color="#000000"/>
    </style:style>
    <style:style style:name="P101" style:parent-style-name="Standard" style:family="paragraph">
      <style:text-properties style:font-name="Linux Biolinum G" fo:color="#000000"/>
    </style:style>
    <style:style style:name="P102" style:parent-style-name="Standard" style:family="paragraph">
      <style:text-properties style:font-name="Linux Biolinum G" fo:color="#5983B0"/>
    </style:style>
    <style:style style:name="P103" style:parent-style-name="Standard" style:family="paragraph">
      <style:text-properties style:font-name="Linux Biolinum G" fo:color="#5983B0"/>
    </style:style>
    <style:style style:name="P104" style:parent-style-name="Standard" style:family="paragraph">
      <style:text-properties style:font-name="Linux Biolinum G" fo:color="#5983B0"/>
    </style:style>
    <style:style style:name="P105" style:parent-style-name="Standard" style:family="paragraph">
      <style:text-properties style:font-name="Linux Biolinum G" fo:color="#5983B0"/>
    </style:style>
    <style:style style:name="P106" style:parent-style-name="Standard" style:family="paragraph">
      <style:text-properties style:font-name="Linux Biolinum G" fo:color="#5983B0"/>
    </style:style>
    <style:style style:name="P107" style:parent-style-name="Standard" style:family="paragraph">
      <style:text-properties style:font-name="Linux Biolinum G" fo:color="#5983B0"/>
    </style:style>
    <style:style style:name="P108" style:parent-style-name="Standard" style:family="paragraph">
      <style:text-properties style:font-name="Linux Biolinum G" fo:color="#000000"/>
    </style:style>
    <style:style style:name="P109" style:parent-style-name="Standard" style:family="paragraph">
      <style:text-properties style:font-name="Linux Biolinum G" fo:color="#000000"/>
    </style:style>
    <style:style style:name="P110" style:parent-style-name="Standard" style:family="paragraph">
      <style:text-properties style:font-name="Linux Biolinum G" fo:color="#000000"/>
    </style:style>
    <style:style style:name="P111" style:parent-style-name="Standard" style:family="paragraph">
      <style:text-properties style:font-name="Linux Biolinum G" fo:color="#5983B0"/>
    </style:style>
    <style:style style:name="P112" style:parent-style-name="Standard" style:family="paragraph">
      <style:text-properties style:font-name="Linux Biolinum G" fo:color="#5983B0"/>
    </style:style>
    <style:style style:name="P113" style:parent-style-name="Standard" style:family="paragraph">
      <style:text-properties style:font-name="Linux Biolinum G" fo:color="#5983B0"/>
    </style:style>
    <style:style style:name="P114" style:parent-style-name="Standard" style:family="paragraph">
      <style:text-properties style:font-name="Linux Biolinum G" fo:color="#5983B0"/>
    </style:style>
    <style:style style:name="P115" style:parent-style-name="Standard" style:family="paragraph">
      <style:text-properties style:font-name="Linux Biolinum G" fo:color="#5983B0"/>
    </style:style>
    <style:style style:name="P116" style:parent-style-name="Standard" style:family="paragraph">
      <style:text-properties style:font-name="Linux Biolinum G" fo:color="#5983B0"/>
    </style:style>
    <style:style style:name="P117" style:parent-style-name="Standard" style:family="paragraph">
      <style:text-properties style:font-name="Linux Biolinum G" fo:color="#5983B0"/>
    </style:style>
    <style:style style:name="P118" style:parent-style-name="Standard" style:family="paragraph">
      <style:text-properties style:font-name="Linux Biolinum G" fo:color="#5983B0"/>
    </style:style>
    <style:style style:name="P119" style:parent-style-name="Standard" style:family="paragraph">
      <style:text-properties style:font-name="Linux Biolinum G" fo:color="#5983B0"/>
    </style:style>
    <style:style style:name="P120" style:parent-style-name="Standard" style:family="paragraph">
      <style:text-properties style:font-name="Linux Biolinum G" fo:color="#5983B0"/>
    </style:style>
    <style:style style:name="P121" style:parent-style-name="Standard" style:family="paragraph">
      <style:text-properties style:font-name="Linux Biolinum G" fo:color="#5983B0"/>
    </style:style>
    <style:style style:name="P122" style:parent-style-name="Standard" style:family="paragraph">
      <style:text-properties style:font-name="Linux Biolinum G" fo:color="#5983B0"/>
    </style:style>
    <style:style style:name="P123" style:parent-style-name="Standard" style:family="paragraph">
      <style:text-properties style:font-name="Linux Biolinum G" fo:color="#5983B0"/>
    </style:style>
    <style:style style:name="P124" style:parent-style-name="Standard" style:family="paragraph">
      <style:text-properties style:font-name="Linux Biolinum G" fo:color="#000000"/>
    </style:style>
    <style:style style:name="P125" style:parent-style-name="Standard" style:family="paragraph">
      <style:text-properties style:font-name="Linux Biolinum G" fo:color="#000000"/>
    </style:style>
    <style:style style:name="T126" style:parent-style-name="Fuentedepárrafopredeter." style:family="text">
      <style:text-properties style:font-name="Linux Biolinum G" fo:color="#000000"/>
    </style:style>
    <style:style style:name="T127" style:parent-style-name="Fuentedepárrafopredeter." style:family="text">
      <style:text-properties style:font-name="Linux Biolinum G"/>
    </style:style>
    <style:style style:name="T128" style:parent-style-name="Fuentedepárrafopredeter." style:family="text">
      <style:text-properties style:font-name="Linux Biolinum G" fo:color="#000000"/>
    </style:style>
    <style:style style:name="P129" style:parent-style-name="Standard" style:family="paragraph">
      <style:text-properties style:font-name="Linux Biolinum G" fo:color="#000000"/>
    </style:style>
    <style:style style:name="P130" style:parent-style-name="Standard" style:family="paragraph">
      <style:text-properties style:font-name="Linux Biolinum G" fo:color="#5983B0"/>
    </style:style>
    <style:style style:name="P131" style:parent-style-name="Standard" style:family="paragraph">
      <style:text-properties style:font-name="Linux Biolinum G" fo:color="#5983B0"/>
    </style:style>
    <style:style style:name="P132" style:parent-style-name="Standard" style:family="paragraph">
      <style:text-properties style:font-name="Linux Biolinum G" fo:color="#5983B0"/>
    </style:style>
    <style:style style:name="T133" style:parent-style-name="Fuentedepárrafopredeter." style:family="text">
      <style:text-properties style:font-name="Linux Biolinum G" fo:color="#5983B0"/>
    </style:style>
    <style:style style:name="T134" style:parent-style-name="Fuentedepárrafopredeter." style:family="text">
      <style:text-properties style:font-name="Linux Biolinum G" fo:color="#5983B0" fo:language="en" fo:country="US"/>
    </style:style>
    <style:style style:name="P135" style:parent-style-name="Standard" style:family="paragraph">
      <style:text-properties style:font-name="Linux Biolinum G" fo:color="#5983B0" fo:language="en" fo:country="US"/>
    </style:style>
    <style:style style:name="P136" style:parent-style-name="Standard" style:family="paragraph">
      <style:text-properties style:font-name="Linux Biolinum G" fo:color="#5983B0" fo:language="en" fo:country="US"/>
    </style:style>
    <style:style style:name="T137" style:parent-style-name="Fuentedepárrafopredeter." style:family="text">
      <style:text-properties style:font-name="Linux Biolinum G" fo:color="#5983B0" fo:language="en" fo:country="US"/>
    </style:style>
    <style:style style:name="T138" style:parent-style-name="Fuentedepárrafopredeter." style:family="text">
      <style:text-properties style:font-name="Linux Biolinum G" fo:color="#5983B0"/>
    </style:style>
    <style:style style:name="P139" style:parent-style-name="Standard" style:family="paragraph">
      <style:text-properties style:font-name="Linux Biolinum G" fo:color="#5983B0"/>
    </style:style>
    <style:style style:name="P140" style:parent-style-name="Standard" style:family="paragraph">
      <style:text-properties style:font-name="Linux Biolinum G" fo:color="#5983B0"/>
    </style:style>
    <style:style style:name="P141" style:parent-style-name="Standard" style:family="paragraph">
      <style:text-properties style:font-name="Linux Biolinum G" fo:color="#5983B0"/>
    </style:style>
    <style:style style:name="P142" style:parent-style-name="Standard" style:family="paragraph">
      <style:text-properties style:font-name="Linux Biolinum G" fo:color="#5983B0"/>
    </style:style>
    <style:style style:name="P143" style:parent-style-name="Standard" style:family="paragraph">
      <style:text-properties style:font-name="Linux Biolinum G" fo:color="#5983B0"/>
    </style:style>
    <style:style style:name="P144" style:parent-style-name="Standard" style:family="paragraph">
      <style:text-properties style:font-name="Linux Biolinum G" fo:color="#000000"/>
    </style:style>
    <style:style style:name="P145" style:parent-style-name="Standard" style:family="paragraph">
      <style:text-properties style:font-name="Linux Biolinum G" fo:color="#000000"/>
    </style:style>
    <style:style style:name="P146" style:parent-style-name="Standard" style:family="paragraph">
      <style:text-properties style:font-name="Linux Biolinum G" fo:color="#000000"/>
    </style:style>
    <style:style style:name="P147" style:parent-style-name="Standard" style:family="paragraph">
      <style:text-properties style:font-name="Linux Biolinum G" fo:color="#000000"/>
    </style:style>
    <style:style style:name="P148" style:parent-style-name="Standard" style:family="paragraph">
      <style:text-properties style:font-name="Linux Biolinum G" fo:color="#5983B0"/>
    </style:style>
    <style:style style:name="P149" style:parent-style-name="Standard" style:family="paragraph">
      <style:text-properties style:font-name="Linux Biolinum G" fo:color="#5983B0"/>
    </style:style>
    <style:style style:name="P150" style:parent-style-name="Standard" style:family="paragraph">
      <style:text-properties style:font-name="Linux Biolinum G" fo:color="#5983B0"/>
    </style:style>
    <style:style style:name="P151" style:parent-style-name="Standard" style:family="paragraph">
      <style:text-properties style:font-name="Linux Biolinum G" fo:color="#5983B0"/>
    </style:style>
    <style:style style:name="P152" style:parent-style-name="Standard" style:family="paragraph">
      <style:text-properties style:font-name="Linux Biolinum G" fo:color="#5983B0"/>
    </style:style>
    <style:style style:name="P153" style:parent-style-name="Standard" style:family="paragraph">
      <style:text-properties style:font-name="Linux Biolinum G" fo:color="#5983B0"/>
    </style:style>
    <style:style style:name="P154" style:parent-style-name="Standard" style:family="paragraph">
      <style:text-properties style:font-name="Linux Biolinum G" fo:color="#5983B0"/>
    </style:style>
    <style:style style:name="T155" style:parent-style-name="Fuentedepárrafopredeter." style:family="text">
      <style:text-properties style:font-name="Linux Biolinum G" fo:color="#5983B0"/>
    </style:style>
    <style:style style:name="T156" style:parent-style-name="Fuentedepárrafopredeter." style:family="text">
      <style:text-properties style:font-name="Linux Biolinum G" fo:color="#5983B0" fo:language="en" fo:country="US"/>
    </style:style>
    <style:style style:name="P157" style:parent-style-name="Standard" style:family="paragraph">
      <style:text-properties style:font-name="Linux Biolinum G" fo:color="#5983B0" fo:language="en" fo:country="US"/>
    </style:style>
    <style:style style:name="P158" style:parent-style-name="Standard" style:family="paragraph">
      <style:text-properties style:font-name="Linux Biolinum G" fo:color="#5983B0" fo:language="en" fo:country="US"/>
    </style:style>
    <style:style style:name="P159" style:parent-style-name="Standard" style:family="paragraph">
      <style:text-properties style:font-name="Linux Biolinum G" fo:color="#5983B0" fo:language="en" fo:country="US"/>
    </style:style>
    <style:style style:name="T160" style:parent-style-name="Fuentedepárrafopredeter." style:family="text">
      <style:text-properties style:font-name="Linux Biolinum G" fo:color="#5983B0" fo:language="en" fo:country="US"/>
    </style:style>
    <style:style style:name="T161" style:parent-style-name="Fuentedepárrafopredeter." style:family="text">
      <style:text-properties style:font-name="Linux Biolinum G" fo:color="#5983B0"/>
    </style:style>
    <style:style style:name="P162" style:parent-style-name="Standard" style:family="paragraph">
      <style:text-properties style:font-name="Linux Biolinum G" fo:color="#5983B0"/>
    </style:style>
    <style:style style:name="P163" style:parent-style-name="Standard" style:family="paragraph">
      <style:text-properties style:font-name="Linux Biolinum G" fo:color="#000000"/>
    </style:style>
    <style:style style:name="P164" style:parent-style-name="Standard" style:family="paragraph">
      <style:text-properties style:font-name="Linux Biolinum G" fo:color="#000000"/>
    </style:style>
    <style:style style:name="P165" style:parent-style-name="Standard" style:family="paragraph">
      <style:text-properties style:font-name="Linux Biolinum G" fo:color="#5983B0" fo:language="en" fo:country="US"/>
    </style:style>
    <style:style style:name="P166" style:parent-style-name="Standard" style:family="paragraph">
      <style:text-properties style:font-name="Linux Biolinum G" fo:color="#5983B0" fo:language="en" fo:country="US"/>
    </style:style>
    <style:style style:name="P167" style:parent-style-name="Standard" style:family="paragraph">
      <style:text-properties style:font-name="Linux Biolinum G" fo:color="#5983B0" fo:language="en" fo:country="US"/>
    </style:style>
    <style:style style:name="P168" style:parent-style-name="Standard" style:family="paragraph">
      <style:text-properties style:font-name="Linux Biolinum G" fo:color="#5983B0" fo:language="en" fo:country="US"/>
    </style:style>
    <style:style style:name="P169" style:parent-style-name="Standard" style:family="paragraph">
      <style:text-properties style:font-name="Linux Biolinum G" fo:color="#5983B0" fo:language="en" fo:country="US"/>
    </style:style>
    <style:style style:name="P170" style:parent-style-name="Standard" style:family="paragraph">
      <style:text-properties style:font-name="Linux Biolinum G" fo:color="#5983B0" fo:language="en" fo:country="US"/>
    </style:style>
    <style:style style:name="P171" style:parent-style-name="Standard" style:family="paragraph">
      <style:text-properties style:font-name="Linux Biolinum G" fo:color="#5983B0" fo:language="en" fo:country="US"/>
    </style:style>
    <style:style style:name="P172" style:parent-style-name="Standard" style:family="paragraph">
      <style:text-properties style:font-name="Linux Biolinum G" fo:color="#5983B0" fo:language="en" fo:country="US"/>
    </style:style>
    <style:style style:name="P173" style:parent-style-name="Standard" style:family="paragraph">
      <style:text-properties style:font-name="Linux Biolinum G" fo:color="#5983B0" fo:language="en" fo:country="US"/>
    </style:style>
    <style:style style:name="P174" style:parent-style-name="Standard" style:family="paragraph">
      <style:text-properties style:font-name="Linux Biolinum G" fo:color="#5983B0" fo:language="en" fo:country="US"/>
    </style:style>
    <style:style style:name="P175" style:parent-style-name="Standard" style:family="paragraph">
      <style:text-properties style:font-name="Linux Biolinum G" fo:color="#5983B0" fo:language="en" fo:country="US"/>
    </style:style>
    <style:style style:name="P176" style:parent-style-name="Standard" style:family="paragraph">
      <style:text-properties style:font-name="Linux Biolinum G" fo:color="#5983B0" fo:language="en" fo:country="US"/>
    </style:style>
    <style:style style:name="P177" style:parent-style-name="Standard" style:family="paragraph">
      <style:text-properties style:font-name="Linux Biolinum G" fo:color="#5983B0" fo:language="en" fo:country="US"/>
    </style:style>
    <style:style style:name="P178" style:parent-style-name="Standard" style:family="paragraph">
      <style:text-properties style:font-name="Linux Biolinum G" fo:color="#5983B0" fo:language="en" fo:country="US"/>
    </style:style>
    <style:style style:name="T179" style:parent-style-name="Fuentedepárrafopredeter." style:family="text">
      <style:text-properties style:font-name="Linux Biolinum G" fo:color="#5983B0" fo:language="en" fo:country="US"/>
    </style:style>
    <style:style style:name="T180" style:parent-style-name="Fuentedepárrafopredeter." style:family="text">
      <style:text-properties style:font-name="Linux Biolinum G" fo:color="#5983B0"/>
    </style:style>
    <style:style style:name="P181" style:parent-style-name="Standard" style:family="paragraph">
      <style:text-properties style:font-name="Linux Biolinum G" fo:color="#5983B0"/>
    </style:style>
    <style:style style:name="P182" style:parent-style-name="Standard" style:family="paragraph">
      <style:text-properties style:font-name="Linux Biolinum G" fo:color="#000000"/>
    </style:style>
    <style:style style:name="P183" style:parent-style-name="Standard" style:family="paragraph">
      <style:text-properties style:font-name="Linux Biolinum G" fo:color="#000000"/>
    </style:style>
    <style:style style:name="T184" style:parent-style-name="Fuentedepárrafopredeter." style:family="text">
      <style:text-properties style:font-name="Linux Biolinum G" fo:color="#000000"/>
    </style:style>
  </office:automatic-styles>
  <office:body>
    <office:text text:use-soft-page-breaks="true">
      <text:p text:style-name="P1"/>
      <text:p text:style-name="P2"/>
      <text:p text:style-name="P3"/>
      <text:p text:style-name="P4">Informe de Trabajo Practico</text:p>
      <text:p text:style-name="P5"/>
      <text:p text:style-name="P6">Introducción a la Programación</text:p>
      <text:p text:style-name="P7"/>
      <text:p text:style-name="P8"/>
      <text:p text:style-name="P9"/>
      <text:p text:style-name="P10"/>
      <text:p text:style-name="P11"/>
      <text:p text:style-name="P12">Alumnos: Sebastián Galván</text:p>
      <text:p text:style-name="P13"/>
      <text:p text:style-name="P14">Docentes: Daniel Bressky, Esteban Fassio</text:p>
      <text:p text:style-name="P15"/>
      <text:p text:style-name="P16"/>
      <text:p text:style-name="P17"/>
      <text:p text:style-name="P18"/>
      <text:p text:style-name="P19"/>
      <text:p text:style-name="P20"/>
      <text:p text:style-name="P21"/>
      <text:p text:style-name="P22"/>
      <text:p text:style-name="P23"/>
      <text:p text:style-name="P24">Comisión 06</text:p>
      <text:p text:style-name="P25">1º semestre de 2021</text:p>
      <text:p text:style-name="P26"/>
      <text:p text:style-name="P27">El trabajo consiste en la realización de un juego donde hay que ingresar palabras que se armen con las sílabas mostradas en pantalla durante el tiempo que dura el juego.</text:p>
      <text:p text:style-name="P28">Para esto utilizamos una librería de Python llamada PyGame que contiene una estructura y configuración básica sobre la que fuimos armando funcionalidades a través de funciones que forman parte integral del programa que hace correr el juego.</text:p>
      <text:p text:style-name="P29"/>
      <text:p text:style-name="P30">Hay una serie de funciones importantes que hacen correr el juego y una serie de funciones extra que se podían agregar.</text:p>
      <text:p text:style-name="P31">La primera de las funciones importantes se llama “lectura”, y la misma consiste en leer un archivo que abrimos previamente y acceder a una lista que le indicamos para agregar el texto que necesitamos de ese archivo a dicha lista. Su código es:</text:p>
      <text:p text:style-name="P32"/>
      <text:p text:style-name="P33">def lectura(archivo, lista):</text:p>
      <text:p text:style-name="P34"/>
      <text:p text:style-name="P35"><text:s text:c="4"/>lines = archivo.readlines()</text:p>
      <text:p text:style-name="P36"/>
      <text:p text:style-name="P37">Al principio se usó el método “read” junto al método “split” pero el resultado no fue favorable y era difícil de manejar. Luego se recurrió al método “readlines” pero por un error de tipeo sólo fue ingresado “readline” y el juego mostraba únicamente la letra “a”, ninguna más. Afortunadamente una breve revisión permitió corregir esto y la función pudo cumplir su objetivo.</text:p>
      <text:p text:style-name="P38"/>
      <text:p text:style-name="Standard"><text:span text:style-name="T39"><text:s text:c="4"/></text:span><text:span text:style-name="T40">for line in lines:</text:span></text:p>
      <text:p text:style-name="P41"><text:s text:c="6"/><text:tab/>lista.append(line[:-1])</text:p>
      <text:p text:style-name="P42"/>
      <text:p text:style-name="P43">Para agregar la palabra sin "\n", que es el código para hacer una linea nueva, sabiendo que se <text:s text:c="7"/>encuentra al final de cada palabra selecciono todo menos eso último.</text:p>
      <text:p text:style-name="P44"><text:s text:c="2"/></text:p>
      <text:p text:style-name="Standard"><text:span text:style-name="T45">Inicialmente hubo un error con la lectura del archivo “lemario.txt” a través del códec UTF-8, por lo que se indicó en la línea de código de apertura que se usara el códec “latin1”.</text:span><text:span text:style-name="T46"><text:s text:c="4"/></text:span><text:span text:style-name="T47"><text:tab/></text:span></text:p>
      <text:p text:style-name="P48"/>
      <text:p text:style-name="P49">La segunda función se llama “actualizar”, se trata de la encargada de agregar nuevas sílabas a una lista de sílabas que se van a mostrar en pantalla ingresandolas desde un archivo que fue previamente dado y que contiene sílabas. Además, ésta función va a actualizar la posición de las sílabas para que naveguen hacia abajo en la pantalla y también las quita cuando llegan al final.</text:p>
      <text:p text:style-name="P50"/>
      <text:p text:style-name="P51">def actualizar(silabasEnPantalla,posiciones,listaDeSilabas):</text:p>
      <text:p text:style-name="P52"/>
      <text:p text:style-name="P53"><text:s text:c="4"/>generada=nuevaSilaba(listaDeSilabas)</text:p>
      <text:p text:style-name="P54"><text:s text:c="4"/>silabasEnPantalla.append(generada)</text:p>
      <text:p text:style-name="P55"><text:s text:c="4"/></text:p>
      <text:p text:style-name="P56"><text:s text:c="4"/>x=random.randrange(50,ANCHO-50)</text:p>
      <text:p text:style-name="P57"><text:s text:c="4"/>y=-10</text:p>
      <text:p text:style-name="P58"><text:s text:c="4"/>pos=[x,y]</text:p>
      <text:p text:style-name="P59"><text:s text:c="4"/>posiciones.append(pos)</text:p>
      <text:p text:style-name="P60"/>
      <text:soft-page-break/>
      <text:p text:style-name="P61">Se tomó la decisión de generar las sílabas apenas antes del borde superior de la pantalla porque las mismas se generaban más abajo que el borde, y también porque era visualmente más atractivo.</text:p>
      <text:p text:style-name="P62"/>
      <text:p text:style-name="Standard"><text:span text:style-name="T63"><text:s text:c="4"/></text:span><text:span text:style-name="T64">i=0</text:span></text:p>
      <text:p text:style-name="P65"><text:s text:c="4"/>while i&lt;len(posiciones):</text:p>
      <text:p text:style-name="P66"/>
      <text:p text:style-name="Standard"><text:span text:style-name="T67"><text:s text:c="8"/></text:span><text:span text:style-name="T68">if posiciones[i][1]&gt;=ALTO-100:</text:span></text:p>
      <text:p text:style-name="P69"><text:s text:c="12"/>silabasEnPantalla.pop(i)</text:p>
      <text:p text:style-name="P70"><text:s text:c="12"/>posiciones.pop(i)</text:p>
      <text:p text:style-name="P71"/>
      <text:p text:style-name="P72"><text:s text:c="8"/>else:</text:p>
      <text:p text:style-name="P73"><text:s text:c="12"/>posiciones[i][1] = posiciones [i][1] + 25</text:p>
      <text:p text:style-name="P74"><text:s text:c="12"/>i+=1</text:p>
      <text:p text:style-name="P75"/>
      <text:p text:style-name="P76">Se fueron probando distintos valores para el incremento, que cambiaban la velocidad de las sílabas en pantalla y que manejaba que tanto se agrupaban. Finalmente se llegó a que 25 era el valor adecuado para que no se encimen y se puedan leer claramente.</text:p>
      <text:p text:style-name="P77"/>
      <text:p text:style-name="P78">La tercera función se llama “nuevaSilaba”, lo que hace es seleccionar un elemento al azar de una lista.</text:p>
      <text:p text:style-name="P79"/>
      <text:p text:style-name="P80">def nuevaSilaba(silabas):</text:p>
      <text:p text:style-name="P81"/>
      <text:p text:style-name="P82"><text:s text:c="4"/>silaba = random.choice(silabas)</text:p>
      <text:p text:style-name="P83"><text:s text:c="4"/>return silaba</text:p>
      <text:p text:style-name="P84"/>
      <text:p text:style-name="P85">La cuarta función es “quitar”, remueve la o las sílabas en pantalla que coincidan con las sílabas de la palabra ingresada por el usuario al jugar. Recurre a una función para separar en sílabas la palabra ingresada.</text:p>
      <text:p text:style-name="P86"/>
      <text:p text:style-name="P87">def quitar(candidata, silabasEnPantalla, posiciones):</text:p>
      <text:p text:style-name="P88"/>
      <text:p text:style-name="P89"><text:s text:c="4"/></text:p>
      <text:p text:style-name="P90"><text:s text:c="4"/>silabas=dameSilabas(candidata)</text:p>
      <text:p text:style-name="P91"/>
      <text:p text:style-name="P92"><text:s text:c="4"/>for sila in silabas:</text:p>
      <text:p text:style-name="P93"><text:s text:c="8"/>if sila in silabasEnPantalla:</text:p>
      <text:p text:style-name="P94"><text:s text:c="12"/>i = silabasEnPantalla.index(sila)</text:p>
      <text:p text:style-name="P95"><text:s text:c="12"/>silabasEnPantalla.pop(i)</text:p>
      <text:p text:style-name="P96"><text:s text:c="12"/>posiciones.pop(i)</text:p>
      <text:p text:style-name="P97"/>
      <text:p text:style-name="P98">En vez de usar una función para hallar en qué indice está la coincidencia con la sílaba que se encuentra en pantalla como hacíamos en clase, recurrimos al método “index” que es más directo.</text:p>
      <text:p text:style-name="P99"/>
      <text:p text:style-name="P100">La quinta función, “dameSilabas”, trabaja con una función predefinida que se nos entregó con el trabajo que se llama “separador”. Dicha función separa en sílabas la cadena ingresada, pero con guiones entre medio, <text:s/>así que <text:s/>“dameSilabas” se encarga de crear una lista con las sílabas de la palabra ingresada pero sin los guiones.</text:p>
      <text:p text:style-name="P101"/>
      <text:soft-page-break/>
      <text:p text:style-name="P102">def dameSilabas(candidata):</text:p>
      <text:p text:style-name="P103"/>
      <text:p text:style-name="P104"><text:s text:c="4"/>separadas=separador(candidata)</text:p>
      <text:p text:style-name="P105"><text:s text:c="4"/>lista=separadas.split("-")</text:p>
      <text:p text:style-name="P106"><text:s text:c="4"/>return lista</text:p>
      <text:p text:style-name="P107"/>
      <text:p text:style-name="P108">La sexta función se llama “esValida”, se trata de una función que verifica si la palabra ingresada coincide con la o las sílabas en pantalla y con alguna palabra dentro del diccionario que utiliza el juego, al que llamamos “lemario”.</text:p>
      <text:p text:style-name="P109">En un principio se pensó con dos ciclos “for” pero resultó demasiado engorroso y largo el código, a través del método <text:s/>“in” el trabajo fue mas rápido y simple.</text:p>
      <text:p text:style-name="P110"/>
      <text:p text:style-name="P111">def esValida(candidata, silabasEnPantalla, lemario):</text:p>
      <text:p text:style-name="P112"><text:s text:c="4"/></text:p>
      <text:p text:style-name="P113"><text:s text:c="4"/>silabasCandidata=dameSilabas(candidata)</text:p>
      <text:p text:style-name="P114"><text:s text:c="4"/>coincidencia=0</text:p>
      <text:p text:style-name="P115"><text:s text:c="4"/>for i in range(len(silabasCandidata)):</text:p>
      <text:p text:style-name="P116"><text:s text:c="8"/>if silabasCandidata[i] in silabasEnPantalla:</text:p>
      <text:p text:style-name="P117"><text:s text:c="12"/>coincidencia+=1</text:p>
      <text:p text:style-name="P118"><text:s text:c="12"/>if coincidencia==len(silabasCandidata) and candidata in lemario:</text:p>
      <text:p text:style-name="P119"><text:s text:c="16"/>return True</text:p>
      <text:p text:style-name="P120"><text:s text:c="4"/></text:p>
      <text:p text:style-name="P121"><text:s text:c="4"/>else:</text:p>
      <text:p text:style-name="P122"><text:s text:c="8"/>return False</text:p>
      <text:p text:style-name="P123"/>
      <text:p text:style-name="P124">Se consideran dos opciones, que la palabra ingresada entera corresponda a una sola sílaba en pantalla o en otro caso que las sílabas de la palabra ingresada correspondan a las sílabas en pantalla.</text:p>
      <text:p text:style-name="P125"/>
      <text:p text:style-name="Standard"><text:span text:style-name="T126">La séptima función involucrada es “Puntos”, a través de la cual evaluamos cada letra de la palabra, según que tan rara o difícil de ver sea vale cierta cantidad de puntos (las vocales valen 1 punto, las consonantes 2 y las consonantes difíciles como “</text:span><text:span text:style-name="T127">j, k, q, w, x, y, z” valen 5). D</text:span><text:span text:style-name="T128">evuelve una acumulación de puntos que el juego usa para sumar al puntaje total del jugador en esa sesión.</text:span></text:p>
      <text:p text:style-name="P129"/>
      <text:p text:style-name="P130">def Puntos(candidata):</text:p>
      <text:p text:style-name="P131"><text:s text:c="4"/>puntos=0</text:p>
      <text:p text:style-name="P132"><text:s text:c="4"/>for letra in candidata:</text:p>
      <text:p text:style-name="Standard"><text:span text:style-name="T133"><text:s text:c="8"/></text:span><text:span text:style-name="T134">if letra == "a" or "e" or "i" or "o" or "u":</text:span></text:p>
      <text:p text:style-name="P135"><text:s text:c="12"/>puntos=puntos+1</text:p>
      <text:p text:style-name="P136"><text:s text:c="8"/>if letra == "j" or "k" or "q" or "w" or "x" or "y" or "z" :</text:p>
      <text:p text:style-name="Standard"><text:span text:style-name="T137"><text:s text:c="12"/></text:span><text:span text:style-name="T138">puntos=puntos+5</text:span></text:p>
      <text:p text:style-name="P139"><text:s text:c="8"/>else:</text:p>
      <text:p text:style-name="P140"><text:s text:c="12"/>puntos=puntos+2</text:p>
      <text:p text:style-name="P141"/>
      <text:p text:style-name="P142"><text:s text:c="4"/>return puntos</text:p>
      <text:p text:style-name="P143"/>
      <text:p text:style-name="P144">Se pensó con una lista para cada grupo de letras y ciclos “for” pero después se llegó a que usar una evaluación lógica “or” era mas simple, limpia y ocupaba menos espacio. Además de evitar verificar<text:s/><text:soft-page-break/>por consonantes, una vez que se descartan las opciones más específicas que son las vocales y las consonantes difíciles se usa un “else” para lo que queda.</text:p>
      <text:p text:style-name="P145"/>
      <text:p text:style-name="P146">La octava función es “procesar”, lo que hace es controlar la palabra ingresada por el usuario a través de la función “esValida” y una vez verificada válida, otorga los puntos correspondientes y la quita de la pantalla usando las funciones “Puntos” y “quitar”.</text:p>
      <text:p text:style-name="P147">Asimismo, <text:s/>gracias a las funcionalidades de PyGame se agregó la reproducción de un sonido si el usuario acierta, de otro sonido si acierta una palabra de más de 100 puntos y de otro sonido si falla.</text:p>
      <text:p text:style-name="P148">def procesar(candidata, silabasEnPantalla, posiciones, lemario):</text:p>
      <text:p text:style-name="P149"/>
      <text:p text:style-name="P150"><text:s text:c="4"/>if esValida(candidata, silabasEnPantalla, lemario ):</text:p>
      <text:p text:style-name="P151"><text:s text:c="8"/>quitar(candidata,silabasEnPantalla,posiciones)</text:p>
      <text:p text:style-name="P152"><text:s text:c="8"/>success()</text:p>
      <text:p text:style-name="P153"><text:s text:c="8"/>puntos=Puntos(candidata)</text:p>
      <text:p text:style-name="P154"><text:s text:c="8"/>if puntos&gt;100:</text:p>
      <text:p text:style-name="Standard"><text:span text:style-name="T155"><text:s text:c="12"/></text:span><text:span text:style-name="T156">super()</text:span></text:p>
      <text:p text:style-name="P157"><text:s text:c="8"/>return puntos</text:p>
      <text:p text:style-name="P158"><text:s text:c="4"/>else:</text:p>
      <text:p text:style-name="P159"><text:s text:c="8"/>crash()</text:p>
      <text:p text:style-name="Standard"><text:span text:style-name="T160"><text:s text:c="8"/></text:span><text:span text:style-name="T161">return 0</text:span></text:p>
      <text:p text:style-name="P162"/>
      <text:p text:style-name="P163">El código de las funciones que reproducen sonido es el siguiente:</text:p>
      <text:p text:style-name="P164"/>
      <text:p text:style-name="P165">def super():</text:p>
      <text:p text:style-name="P166"><text:s text:c="4"/>super_sound = pygame.mixer.Sound("super.wav")</text:p>
      <text:p text:style-name="P167"><text:s text:c="4"/>pygame.mixer.Sound.play(super_sound)</text:p>
      <text:p text:style-name="P168"><text:s text:c="4"/>pygame.mixer.music.stop()</text:p>
      <text:p text:style-name="P169"/>
      <text:p text:style-name="P170">def success():</text:p>
      <text:p text:style-name="P171"><text:s text:c="5"/>success_sound = pygame.mixer.Sound("success.wav")</text:p>
      <text:p text:style-name="P172"><text:s text:c="5"/>pygame.mixer.Sound.play(success_sound)</text:p>
      <text:p text:style-name="P173"><text:s text:c="5"/>pygame.mixer.music.stop()</text:p>
      <text:p text:style-name="P174"/>
      <text:p text:style-name="P175"/>
      <text:p text:style-name="P176">def crash():</text:p>
      <text:p text:style-name="P177"><text:s text:c="5"/>crash_sound = pygame.mixer.Sound("crash.wav")</text:p>
      <text:p text:style-name="P178"><text:s text:c="5"/>pygame.mixer.Sound.play(crash_sound)</text:p>
      <text:p text:style-name="Standard"><text:span text:style-name="T179"><text:s text:c="5"/></text:span><text:span text:style-name="T180">pygame.mixer.music.stop()</text:span></text:p>
      <text:p text:style-name="P181"/>
      <text:p text:style-name="P182">Para finalizar, se agregó un fondo, se bajó la tasa de actualización de cuadros por segundo del juego de 3 a 2 y se aumentó el tiempo de juego de 1 a 2 minutos para mejorar la jugabilidad, ya que en un principio puede llegar a ser difícil ver las sílabas y las mismas transcurren a una velocidad elevada, así como también el hecho de tener que ver varias sílabas para formar una palabra.</text:p>
      <text:p text:style-name="P183">Entendemos que es un juego complejo y sería interesante desarrollarlo para lograr distintos niveles de dificultad pero desafortunadamente eso se escapa a nuestras posibilidades.</text:p>
      <text:soft-page-break/>
      <text:p text:style-name="Standard"><text:span text:style-name="T184">También intentamos darle un color único a cada sílaba en pantalla, pero por una cuestión de tiempo sólo logramos que los colores cambien constantemente así que esa funcionalidad fue removi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nux Biolinum G" svg:font-family="Linux Biolinum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bastian Eduardo Galvan</dc:creator>
    <meta:creation-date>2021-06-21T18:55:00Z</meta:creation-date>
    <dc:date>2023-05-12T17:28:00Z</dc:date>
    <meta:template xlink:href="Normal.dotm" xlink:type="simple"/>
    <meta:editing-cycles>11</meta:editing-cycles>
    <meta:editing-duration>PT4800S</meta:editing-duration>
    <meta:document-statistic meta:page-count="6" meta:paragraph-count="16" meta:word-count="1266" meta:character-count="8469" meta:row-count="60" meta:non-whitespace-character-count="7219"/>
  </office:meta>
</office:document-meta>
</file>